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2.2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language="en" fo:country="US" fo:font-style="italic" style:text-underline-style="none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language="en" fo:country="US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3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4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7.75cm" svg:height="23.721cm" svg:x="2.25cm" svg:y="3.7cm">
          <draw:text-box>
            <text:p><text:span text:style-name="T1">Ana’s</text:span></text:p>
            <text:p><text:span text:style-name="T2"><text:tab/></text:span><text:span text:style-name="T2"><text:tab/></text:span><text:span text:style-name="T2"><text:tab/></text:span><text:span text:style-name="T2">Ironing</text:span><text:span text:style-name="T3"> service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 text:style-name="P2"><text:span text:style-name="T4">Cheers.</text:span></text:p>
            <text:p text:style-name="P2"><text:span text:style-name="T4"/></text:p>
            <text:p text:style-name="P2"><text:span text:style-name="T4"><text:tab/></text:span><text:span text:style-name="T4"><text:tab/></text:span><text:span text:style-name="T4">Ana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6T16:44:08.600000000</dc:date>
    <meta:editing-duration>PT44M17S</meta:editing-duration>
    <meta:editing-cycles>9</meta:editing-cycles>
    <meta:generator>LibreOffice/7.3.5.2$Windows_X86_64 LibreOffice_project/184fe81b8c8c30d8b5082578aee2fed2ea847c01</meta:generator>
    <meta:document-statistic meta:object-count="2"/>
  </office:meta>
</office:document-meta>
</file>